
<file path=META-INF/manifest.xml><?xml version="1.0" encoding="utf-8"?>
<manifest:manifest xmlns:ns36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ns36="a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vg:font-family="'DejaVu Serif'" style:font-family-generic="roman" style:name="DejaVuSerif" style:font-pitch="variable"/>
    <style:font-face svg:font-family="'DejaVu Sans'" style:font-family-generic="swiss" style:name="DejaVuSans" style:font-pitch="variable"/>
    <style:font-face svg:font-family="'DejaVu mono'" style:font-family-generic="modern" style:name="DejaVumono" style:font-pitch="fixed"/>
    <style:font-face svg:font-family="'DejaVu Sans Mono'" style:font-family-generic="swiss" style:name="DejaVuSansMono" style:font-pitch="fixed"/>
  </office:font-face-decls>
  <office:automatic-styles>
    <style:style style:family="section" style:name="Sect1" style:display-name="Sect1"/>
  </office:automatic-styles>
  <office:body>
    <office:text>
      <text:section text:style-name="Sect1" text:name="RunaWFE. Клиент-оповещатель о поступивших задачах. Руководство разработчика.">
        <text:h text:outline-level="1" text:style-name="HeadingArticle">RunaWFE. Клиент-оповещатель о поступивших задачах. Руководство разработчика.</text:h>
        <text:p text:style-name="TextBody"><text:span text:style-name="Bold">Версия 3.0</text:span></text:p>
        <text:p text:style-name="TextBody">© 2004-2012, ЗАО “Руна”, материалы этого документа распространяется свободно на условиях лицензии GNU FDL. RunaWFE является системой с открытым кодом и распространяется в соответствии с LGPL лицензией (<text:a xlink:href="http://www.gnu.org/licenses/lgpl.html).">http://www.gnu.org/licenses/lgpl.html).</text:a></text:p>
        <text:section text:style-name="Sect1" text:name="Структура проекта ">
          <text:h text:outline-level="2" text:style-name="Heading1">Структура проекта </text:h>
          <text:list text:style-name="unorderedlist">
            <text:list-item>
              <text:p text:style-name="TextBody"> lib — дополнительные библиотеки </text:p>
            </text:list-item>
            <text:list-item>
              <text:p text:style-name="TextBody"> resources — настройки приложения </text:p>
            </text:list-item>
            <text:list-item>
              <text:p text:style-name="TextBody"> img — изображения </text:p>
            </text:list-item>
            <text:list-item>
              <text:p text:style-name="TextBody"> src — исходные файлы </text:p>
            </text:list-item>
          </text:list>
        </text:section>
        <text:section text:style-name="Sect1" text:name="Архитектура ">
          <text:h text:outline-level="2" text:style-name="Heading1">Архитектура </text:h>
          <text:p text:style-name="TextBody"> Приложение работает с системой RunaWFE по двум «каналам» одновременно: RMI и HTTP. Обращения к системе по RMI и HTTP не зависимы друг от друга и используются для разнах целей. RMI используется для получения информации, необходимой при отображении трея приложения и всплывающих подсказок. Общение по протоколу HTTP напрямую клиентом-оповещателем не используется, и производится во встроенном браузере для отображения web интерфейса системы RunaWFE (основная работа пользователя с системой RunaWFE происходит внутри встроенного браузера посредством web мнтерфейса). </text:p>
          <text:p text:style-name="TextBody">Перед началом работы необходимо, что бы клиент-оповещатель аутентифицировался в системе RunaWFE. Аутентификация происходит как по протоколу HTTP, так и по RMI. До аутентификации клиента-оповещателя по RMI в трее будет отображаться «кирпич» и функциональность по оповещению о новых задачах будет недоступна. До аутентификации по протоколу HTTP web интерфейс системы RunaWFE будет недоступен. В то же время незавершенная аутентификация по RMI (HTTP) не мешает использованию web интерфейса (оповещения о новых заданиях). </text:p>
          <text:p text:style-name="TextBody">Клиент-оповещатель периодически проверяет текущие задания пользователя (по протоколу RMI) и в случае изменения заданий пользователя сообщает пользователю через трей и всплывающие подсказки. По событию MouseOver в System tray так-же происходит проверка заданий и оповещение пользователя. </text:p>
        </text:section>
        <text:section text:style-name="Sect1" text:name="Авторизация ">
          <text:h text:outline-level="2" text:style-name="Heading1">Авторизация </text:h>
          <text:p text:style-name="TextBody"> Для добавления механизма авторизации клиента-оповещателя по протоколу RMI необходимо создать класс, реализующий интерфейс ru.runa.notifier.auth.Authenticator и добавить созданный класс в LoginHelper. В настоящее время реализовано 2 аутентификатора: </text:p>
          <text:list text:style-name="unorderedlist">
            <text:list-item>
              <text:p text:style-name="TextBody"> UserInputAuthenticator (userinput) — для аутентификации в системе RunaWFE с использованием логина и пароля пользователя. Логин и пароль пользователя попросят ввести перед началом работы в сплывающем окне. </text:p>
            </text:list-item>
            <text:list-item>
              <text:p text:style-name="TextBody"> KerberosAuthenticator (kerberos) — для аутентификации в системе RunaWFE с использованием протокола kerberos. Аутентификация происходит без дополнительных запросов у пользователя. </text:p>
            </text:list-item>
          </text:list>
          <text:p text:style-name="TextBody">Механизм аутентификации по протоколу HTTP задается с помощью url, относительно корня web приложения системы RunaWFE. Доступные механизмы аутентификации по протоколу HTTP зависят от настроек системы RunaWFE и включают в себя: </text:p>
          <text:list text:style-name="unorderedlist">
            <text:list-item>
              <text:p text:style-name="TextBody"> /login.do — для аутентификации с использованием логина и пароля пользователя. Для корректной работы необходимо, что бы аутентификация по RMI так-же использовала логин и пароль. </text:p>
            </text:list-item>
            <text:list-item>
              <text:p text:style-name="TextBody"> /krblogin.do — для аутентификации по протоколу kerberos.  </text:p>
            </text:list-item>
            <text:list-item>
              <text:p text:style-name="TextBody"> /ntlmlogin.do — для аутентификации по протоколу ntlm </text:p>
            </text:list-item>
          </text:list>
        </text:section>
        <text:section text:style-name="Sect1" text:name="Описание классов ">
          <text:h text:outline-level="2" text:style-name="Heading1">Описание классов </text:h>
          <text:p text:style-name="TextBody"><text:span text:style-name="Bold">ru.runa.notifier.PlatformLoader</text:span></text:p>
          <text:p text:style-name="TextBody">Стартовый класс приложения. При старте показывает сплеш (картинку) в другом Shell’е, после инициализации запускает другой Shell с поддержкой system tray. </text:p>
          <text:p text:style-name="TextBody"><text:span text:style-name="Bold">ru.runa.notifier.GUI</text:span></text:p>
          <text:p text:style-name="TextBody">Главный класс графической оболочки приложения, создает Browser, вешает обработчики событий на 3 правые кнопки в верхнем углу экрана.  </text:p>
          <text:p text:style-name="TextBody"><text:span text:style-name="Bold">ru.runa.notifier.tray.SystemTray</text:span></text:p>
          <text:p text:style-name="TextBody">Обеспечивает поддержку в system tray. Содержит обработчики событий system tray. </text:p>
          <text:p text:style-name="TextBody"><text:span text:style-name="Bold">ru.runa.notifier.tray.SystemTrayAlert</text:span></text:p>
          <text:p text:style-name="TextBody">Реализует всплывающее окно возле system tray. Содержит функции отрисовки этого окна. Вызывается при необходимости уведомить пользователя о новых задачах. </text:p>
          <text:p text:style-name="TextBody"><text:span text:style-name="Bold">ru.runa.notifier.checker.TaskChecker</text:span></text:p>
          <text:p text:style-name="TextBody">Обеспечивает периодическую (TimerTask) и принудительную (SystemTray) проверку новых задач. </text:p>
          <text:p text:style-name="TextBody"><text:span text:style-name="Bold">ru.runa.notifier.auth.LoginHelper</text:span></text:p>
          <text:p text:style-name="TextBody">Класс служит для аутентификации в системе RunaWFE по протоколу kerberos. В случае неуспешной аутентификации умеет выводить диалоговое окно. </text:p>
          <text:p text:style-name="TextBody"><text:span text:style-name="Bold">ru.runa.notifier.auth.LoginModuleResources</text:span></text:p>
          <text:p text:style-name="TextBody">Служит контейнером для настроек kerberos_module.properties </text:p>
          <text:p text:style-name="TextBody"><text:span text:style-name="Bold">ru.runa.notifier.auth.LoginConfiguration</text:span></text:p>
          <text:p text:style-name="TextBody">Конфигурация для аутентификации </text:p>
          <text:p text:style-name="TextBody"><text:span text:style-name="Bold">org.eclipse.swt.widgets.STrayItem</text:span></text:p>
          <text:p text:style-name="TextBody">Класс для обработки сообщений SWT. Создан для возможности реагирования на события MouseOver. </text:p>
          <text:p text:style-name="TextBody"><text:span text:style-name="Bold">ru.runa.notifier.util.ExtendedThread</text:span></text:p>
          <text:p text:style-name="TextBody">Используется классом SystemTrayAlert </text:p>
          <text:p text:style-name="TextBody"><text:span text:style-name="Bold">ru.runa.notifier.util.WidgetsManager</text:span></text:p>
          <text:p text:style-name="TextBody">Класс – помощник </text:p>
          <text:p text:style-name="TextBody"><text:span text:style-name="Bold">ru.runa.notifier.util.ResourcesManager</text:span></text:p>
          <text:p text:style-name="TextBody">Класс для загрузки и хранения значений application.properties </text:p>
          <text:p text:style-name="TextBody"><text:span text:style-name="Bold">ru.runa.notifier.util.LayoutsManager</text:span></text:p>
          <text:p text:style-name="TextBody">Класс – помощник, используется классом SystemTrayAlert </text:p>
          <text:p text:style-name="TextBody"><text:span text:style-name="Bold">ru.runa.notifier.util.ImageManager</text:span></text:p>
          <text:p text:style-name="TextBody">Класс – менеджер по работе с картинками (загрузка, выгрузка) </text:p>
        </text:section>
        <text:section text:style-name="Sect1" text:name="Настройка приложения ">
          <text:h text:outline-level="2" text:style-name="Heading1">Настройка приложения </text:h>
          <text:p text:style-name="TextBody"><text:span text:style-name="Bold">kerberos_module.properties</text:span></text:p>
          <text:p text:style-name="TextBody">appName=com.sun.security.jgss.initiate </text:p>
          <text:p text:style-name="TextBody">moduleClassName=com.sun.security.auth.module.Krb5LoginModule </text:p>
          <text:p text:style-name="TextBody">useTicketCache=true </text:p>
          <text:p text:style-name="TextBody">doNotPrompt=true </text:p>
          <text:p text:style-name="TextBody">debug=false </text:p>
          <text:p text:style-name="TextBody">serverPrincipal=WFServer </text:p>
          <text:p text:style-name="TextBody">appName – название логин-модуля </text:p>
          <text:p text:style-name="TextBody">moduleClassName – класс логин-модуля </text:p>
          <text:p text:style-name="TextBody">useTicketCache – использовать ли кеш для билетов Kerberos </text:p>
          <text:p text:style-name="TextBody">doNotPrompt – не использовать пользовательский ввод в любой ситуации </text:p>
          <text:p text:style-name="TextBody">debug – дополнительное логирование при аутентификации </text:p>
          <text:p text:style-name="TextBody">serverPrincipal – логин с серверной стороны (конфигурируется в АД) </text:p>
          <text:p text:style-name="TextBody"><text:span text:style-name="Bold">application.properties</text:span></text:p>
          <text:p text:style-name="TextBody">Все русскоязычные значения задаются в кодировке ANSI </text:p>
          <text:p text:style-name="TextBody">application.name, popup.newtasks, user.name, user.password, login.message,  </text:p>
          <text:p text:style-name="TextBody">retry.message, error.login, error.internal, popup.no.tasks, popup.tease,  </text:p>
          <text:p text:style-name="TextBody">popup.error, menu.open, menu.exit – локализованные сообщения пользователя  </text:p>
          <text:p text:style-name="TextBody">server.url - URL сервера </text:p>
          <text:p text:style-name="TextBody">(Пример: <text:a xlink:href="http://localhost:8080/wfe)">http://localhost:8080/wfe)</text:a></text:p>
          <text:p text:style-name="TextBody">login.relative.url – начальная страница при запуске системы (аутентификация) </text:p>
          <text:p text:style-name="TextBody">(Примеры:  </text:p>
          <text:p text:style-name="TextBody">/login.do – форма для ввода логина и пароля; </text:p>
          <text:p text:style-name="TextBody">/ntlmlogin.do – аутентификация по NTLM; </text:p>
          <text:p text:style-name="TextBody">/krblogin.do - аутентификация по Kerberos; </text:p>
          <text:p text:style-name="TextBody">) </text:p>
          <text:p text:style-name="TextBody">start.relative.url – страница с задачами </text:p>
          <text:p text:style-name="TextBody">(Пример: /manage_tasks.do?tabForwardName=manage_tasks) </text:p>
          <text:p text:style-name="TextBody">check.tasks.timeout – Таймаут проверки новых задач, мс </text:p>
          <text:p text:style-name="TextBody">authentication.type – задает тип аутентификации по RMI (возможные значения userinput, kerberos) </text:p>
          <text:p text:style-name="TextBody">infopath.submit.button.name – Название кнопки запуска формы InfoPath </text:p>
          <text:p text:style-name="TextBody">infopath.cancel.button.name – Название кнопки отмены формы InfoPath </text:p>
          <text:p text:style-name="TextBody">(Только для аутентификации по логину и паролю) </text:p>
          <text:p text:style-name="TextBody">userinput.default.login – логин по умолчанию, рекомендуется оставить пустым </text:p>
          <text:p text:style-name="TextBody">userinput.default.password – пароль по умолчанию, рекомендуется оставить пустым</text:p>
        </text:section>
      </text:section>
    </office:text>
  </office:body>
</office:document-content>
</file>

<file path=styles.xml><?xml version="1.0" encoding="utf-8"?>
<office:document-styles xmlns:ns36="a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vg:font-family="'DejaVu Serif'" style:font-family-generic="roman" style:name="DejaVuSerif" style:font-pitch="variable"/>
    <style:font-face svg:font-family="'DejaVu Sans'" style:font-family-generic="swiss" style:name="DejaVuSans" style:font-pitch="variable"/>
    <style:font-face svg:font-family="'DejaVu mono'" style:font-family-generic="modern" style:name="DejaVumono" style:font-pitch="fixed"/>
    <style:font-face svg:font-family="'DejaVu Sans Mono'" style:font-family-generic="swiss" style:name="DejaVuSansMono" style:font-pitch="fixed"/>
  </office:font-face-decls>
  <office:styles>
    <style:style style:family="table-column" style:name="Dumbcolumn" style:display-name="Dumbcolumn">
      <style:table-column-properties style:column-width="1.0in"/>
    </style:style>
    <style:style style:family="paragraph" style:name="IndentedSingle" style:display-name="IndentedSingle">
      <style:paragraph-properties fo:margin-right="0in" fo:margin-top="0.05in" fo:keep-together="always" fo:orphans="3" fo:margin-left="0.12in" fo:margin-bottom="0.04in"/>
      <style:text-properties style:font-name="DejaVuSerif"/>
    </style:style>
    <style:style style:family="paragraph" style:name="IndentedDouble" style:display-name="IndentedDouble">
      <style:paragraph-properties fo:margin-right="0in" fo:margin-top="0.05in" fo:keep-together="always" fo:orphans="3" fo:margin-left="0.24in" fo:margin-bottom="0.04in"/>
      <style:text-properties style:font-name="DejaVuSerif"/>
    </style:style>
    <style:style style:family="paragraph" style:name="IndentedTriple" style:display-name="IndentedTriple">
      <style:paragraph-properties fo:margin-right="0in" fo:margin-top="0.05in" fo:keep-together="always" fo:orphans="3" fo:margin-left="0.36in" fo:margin-bottom="0.04in"/>
      <style:text-properties style:font-name="DejaVuSerif"/>
    </style:style>
    <style:style style:family="text" style:name="Strike" style:display-name="Strike">
      <style:text-properties style:font-name="DejaVuSerif" style:text-line-through-style="solid"/>
    </style:style>
    <style:style style:family="text" style:name="Big" style:display-name="Big">
      <style:text-properties style:font-name="DejaVuSerif" fo:font-size="125%"/>
    </style:style>
    <style:style style:family="text" style:name="Small" style:display-name="Small">
      <style:text-properties style:font-name="DejaVuSerif" fo:font-size="80%"/>
    </style:style>
    <style:style style:family="paragraph" style:name="Blockquote" style:display-name="Blockquote">
      <style:paragraph-properties fo:margin-right="0.12in" fo:margin-top="0in" fo:keep-together="always" fo:orphans="3" fo:margin-left="0.12in" fo:margin-bottom="0.15in"/>
      <style:text-properties style:font-name="DejaVuSerif"/>
    </style:style>
    <style:style style:family="text" style:name="Underline" style:display-name="Underline">
      <style:text-properties style:text-underline-style="solid" style:font-name="DejaVuSerif"/>
    </style:style>
    <style:style style:family="text" style:name="Sup" style:display-name="Sup">
      <style:text-properties style:text-position="super" style:font-name="DejaVuSerif"/>
    </style:style>
    <style:style style:family="text" style:name="Sub" style:display-name="Sub">
      <style:text-properties style:text-position="-30% 50%" style:font-name="DejaVuSerif"/>
    </style:style>
    <style:style style:family="paragraph" style:name="Center" style:display-name="Center">
      <style:paragraph-properties fo:text-align="center"/>
      <style:text-properties style:font-name="DejaVuSerif"/>
    </style:style>
    <style:style style:family="graphic" style:name="Formula" style:display-name="Formula"/>
    <style:style style:default-outline-level="1" style:name="Chapter" style:family="paragraph" style:display-name="Chapter">
      <style:paragraph-properties fo:margin-bottom="0.15in" fo:keep-with-next="always" fo:margin-top="0.3in"/>
      <style:text-properties style:font-name="DejaVuSans" fo:font-size="32pt"/>
    </style:style>
    <style:style style:default-outline-level="1" style:name="HeadingArticle" style:family="paragraph" style:display-name="HeadingArticle">
      <style:paragraph-properties fo:margin-bottom="0.15in" fo:keep-with-next="always" fo:margin-top="0in"/>
      <style:text-properties style:font-name="DejaVuSans" fo:font-size="24pt"/>
    </style:style>
    <style:style style:default-outline-level="2" style:name="Heading1" style:family="paragraph" style:display-name="Heading1">
      <style:paragraph-properties fo:margin-bottom="0.15in" fo:keep-with-next="always" fo:margin-top="0.3in"/>
      <style:text-properties style:font-name="DejaVuSans" fo:font-size="20pt"/>
    </style:style>
    <style:style style:default-outline-level="3" style:name="Heading2" style:family="paragraph" style:display-name="Heading2">
      <style:text-properties style:font-name="DejaVuSans" fo:font-size="18pt"/>
      <style:paragraph-properties fo:margin-bottom="0.08in" fo:keep-with-next="always" fo:margin-top="0.3in"/>
    </style:style>
    <style:style style:default-outline-level="4" style:name="Heading3" style:family="paragraph" style:display-name="Heading3">
      <style:text-properties style:font-name="DejaVuSans" fo:font-size="16pt"/>
      <style:paragraph-properties fo:margin-bottom="0.05in" fo:keep-with-next="always" fo:margin-top="0.3in"/>
    </style:style>
    <style:style style:default-outline-level="5" style:name="Heading4" style:family="paragraph" style:display-name="Heading4">
      <style:text-properties style:font-name="DejaVuSans" fo:font-size="14pt"/>
      <style:paragraph-properties fo:margin-bottom="0.05in" fo:keep-with-next="always" fo:margin-top="0.3in"/>
    </style:style>
    <style:style style:default-outline-level="6" style:name="Heading5" style:family="paragraph" style:display-name="Heading5">
      <style:text-properties style:font-name="DejaVuSans" fo:font-size="10pt"/>
      <style:paragraph-properties fo:margin-bottom="0.05in" fo:keep-with-next="always" fo:margin-top="0.3in"/>
    </style:style>
    <style:style style:family="paragraph" style:name="TextBody" style:display-name="TextBody">
      <style:paragraph-properties fo:margin-top="0.04in" fo:keep-together="always" style:punctuation-wrap="hanging" fo:orphans="3" fo:text-align="left" style:line-break="strict" fo:margin-bottom="0.05in"/>
      <style:text-properties fo:language="en" style:font-name="DejaVuSerif" fo:country="US" fo:font-size="12pt"/>
    </style:style>
    <style:style style:family="text" style:name="Bold" style:display-name="Bold">
      <style:text-properties style:font-name="DejaVuSerif" fo:font-weight="bold"/>
    </style:style>
    <style:style style:family="text" style:name="Emphasis" style:display-name="Emphasis">
      <style:text-properties fo:font-style="italic" style:font-name="DejaVuSerif"/>
    </style:style>
    <style:style style:family="text" style:name="Teletyped" style:display-name="Teletyped">
      <style:text-properties style:font-name="DejaVumono" fo:font-size="80%"/>
    </style:style>
    <style:style style:family="paragraph" style:name="Preformatted" style:display-name="Preformatted">
      <style:paragraph-properties fo:margin-right=".25in" fo:margin-top=".25in" fo:keep-together="always" fo:background-color="#e6e6e6" fo:orphans="3" fo:margin-left=".25in" fo:margin-bottom=".25in"/>
      <style:text-properties style:font-name="DejaVumono" fo:font-size="10pt"/>
    </style:style>
    <text:list-style style:name="FootnoteList" style:display-name="FootnoteList">
      <text:list-level-style-number text:level="1" style:num-format="1">
        <style:list-level-properties text:min-label-width="0.2in" text:space-before="0.02in"/>
      </text:list-level-style-number>
    </text:list-style>
    <style:style style:list-style-name="FootnoteList" style:family="paragraph" style:name="Footnote" style:display-name="Footnote">
      <style:text-properties style:font-name="DejaVuSerif" fo:font-size="10pt"/>
    </style:style>
    <style:style style:family="paragraph" style:name="HorizontalLine" style:display-name="HorizontalLine">
      <style:paragraph-properties fo:border-right="none" fo:border-top="none" fo:padding="0in" fo:margin-top="0in" fo:border-left="none" fo:margin-bottom="0.1965in" style:border-line-width-bottom="0.0008in 0.0138in 0.0008in" fo:border-bottom="0.0154in double #808080"/>
    </style:style>
    <text:list-style style:name="numberedlist" style:display-name="numberedlist">
      <text:list-level-style-number style:num-suffix=".  " style:num-prefix="  " text:level="1" style:num-format="1"/>
      <text:list-level-style-number style:num-suffix=")  " style:num-prefix="  " text:level="2" style:num-format="a"/>
      <text:list-level-style-bullet style:num-suffix="   " style:num-prefix="  " text:level="3" text:bullet-char="•"/>
    </text:list-style>
    <text:list-style style:name="unorderedlist" style:display-name="unorderedlist">
      <text:list-level-style-bullet style:num-suffix="   " style:num-prefix="   " text:level="1" text:bullet-char="•"/>
    </text:list-style>
    <text:list-style style:name="definitionlist" style:display-name="definitionlist">
      <text:list-level-style-bullet style:num-suffix="" text:bullet-char=" " text:level="1"/>
    </text:list-style>
    <style:style style:family="paragraph" style:name="definitionterm" style:display-name="definitionterm">
      <style:text-properties style:font-name="DejaVuSerif" fo:font-weight="bold"/>
    </style:style>
    <style:style style:family="graphic" style:parent-style-name="mwlibfrmOuter" style:name="mwlibfrmOuterCenter" style:display-name="mwlibfrmOuterCenter">
      <style:graphic-properties fo:padding="0.0402in" fo:background-color="transparent" style:wrap="paralell" fo:margin-top="0.1in" fo:margin-right="0.1in" fo:margin-left="0.1in" style:vertical-pos="from-top" style:horizontal-rel="paragraph" dr3d:shadow="none" style:number-wrapped-paragraphs="no-limit" fo:margin-bottom="0.1in" style:horizontal-pos="center" style:vertical-rel="paragraph" fo:border="0.0138in solid #c0c0c0"/>
    </style:style>
    <style:style style:family="graphic" style:parent-style-name="mwlibfrmOuter" style:name="mwlibfrmOuterLeft" style:display-name="mwlibfrmOuterLeft">
      <style:graphic-properties fo:padding="0.0402in" fo:background-color="transparent" style:wrap="right" fo:margin-top="0.1in" fo:margin-right="0.1in" fo:margin-left="0.1in" style:vertical-pos="from-top" style:horizontal-rel="paragraph" dr3d:shadow="none" style:number-wrapped-paragraphs="no-limit" fo:margin-bottom="0.1in" style:horizontal-pos="left" style:vertical-rel="paragraph" fo:border="0.0138in solid #c0c0c0"/>
    </style:style>
    <style:style style:family="graphic" style:parent-style-name="mwlibfrmOuter" style:name="mwlibfrmOuterRight" style:display-name="mwlibfrmOuterRight">
      <style:graphic-properties fo:padding="0.0402in" fo:background-color="transparent" style:wrap="left" fo:margin-top="0.1in" fo:margin-right="0.1in" fo:margin-left="0.1in" style:vertical-pos="from-top" style:horizontal-rel="paragraph" dr3d:shadow="none" style:number-wrapped-paragraphs="no-limit" fo:margin-bottom="0.1in" style:horizontal-pos="right" style:vertical-rel="paragraph" fo:border="0.0138in solid #c0c0c0"/>
    </style:style>
    <style:style style:family="graphic" style:name="mwlib_frmInner" style:display-name="mwlib_frmInner">
      <style:graphic-properties draw:gamma="100%" fo:clip="rect(0in 0in 0in 0in)" draw:color-mode="standard" style:mirror="none" draw:contrast="0%" style:vertical-pos="from-top" style:horizontal-rel="paragraph" draw:red="0%" draw:luminance="0%" style:horizontal-pos="center" draw:color-inversion="false" draw:blue="0%" style:vertical-rel="paragraph" draw:image-opacity="100%" draw:green="0%"/>
    </style:style>
    <style:style style:family="paragraph" style:parent-style-name="TextBody" style:name="ImageCaption" style:display-name="ImageCaption">
      <style:paragraph-properties fo:text-align="center" style:justify-single-word="false"/>
      <style:text-properties style:font-name="DejaVuSerif" fo:font-size="10pt"/>
    </style:style>
    <style:style style:family="paragraph" style:name="TableCaption" style:display-name="TableCaption">
      <style:paragraph-properties fo:margin-bottom="0.1in" fo:text-align="center"/>
      <style:text-properties style:font-name="DejaVuSerif" fo:font-weight="bold"/>
    </style:style>
    <style:style style:family="section" style:name="SectTable" style:display-name="SectTable"/>
  </office:styles>
  <office:automatic-styles/>
</office:document-styles>
</file>

<file path=meta.xml><?xml version="1.0" encoding="utf-8"?>
<office:document-meta xmlns:ns36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meta>
    <dc:language>en</dc:language>
    <meta:user-defined meta:name="Rights">GFDL</meta:user-defined>
    <dc:title/>
    <meta:generator>ODFPY/0.9.3</meta:generator>
  </office:meta>
</office:document-meta>
</file>